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9-0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3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0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1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1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1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1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20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1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2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0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1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2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0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2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1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4-0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3-0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1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04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13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05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1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24144516129" calcext:value-type="float">
            <text:p>36.3524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80375" calcext:value-type="float">
            <text:p>37.638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32488" calcext:value-type="float">
            <text:p>38.03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373475" calcext:value-type="float">
            <text:p>38.2637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8888" calcext:value-type="float">
            <text:p>38.2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575" calcext:value-type="float">
            <text:p>38.3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0043870968" calcext:value-type="float">
            <text:p>37.8770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16255483871" calcext:value-type="float">
            <text:p>37.8816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30255483871" calcext:value-type="float">
            <text:p>37.653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3592516129" calcext:value-type="float">
            <text:p>37.5435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236" calcext:value-type="float">
            <text:p>38.71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5831" calcext:value-type="float">
            <text:p>39.795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37065806452" calcext:value-type="float">
            <text:p>42.4137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6088" calcext:value-type="float">
            <text:p>43.1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37845" calcext:value-type="float">
            <text:p>43.2337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32061935484" calcext:value-type="float">
            <text:p>40.5732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810575" calcext:value-type="float">
            <text:p>39.7081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49768" calcext:value-type="float">
            <text:p>40.17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66211612903" calcext:value-type="float">
            <text:p>38.8666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60348387097" calcext:value-type="float">
            <text:p>36.486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53421935484" calcext:value-type="float">
            <text:p>35.5653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98772413793" calcext:value-type="float">
            <text:p>35.4098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78637419355" calcext:value-type="float">
            <text:p>35.6578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92910967742" calcext:value-type="float">
            <text:p>36.4592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1003870968" calcext:value-type="float">
            <text:p>38.6451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50652903226" calcext:value-type="float">
            <text:p>38.9050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67494193548" calcext:value-type="float">
            <text:p>38.1967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39275" calcext:value-type="float">
            <text:p>37.4323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22732903226" calcext:value-type="float">
            <text:p>37.9022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1936" calcext:value-type="float">
            <text:p>38.32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5615" calcext:value-type="float">
            <text:p>40.3065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809375" calcext:value-type="float">
            <text:p>38.0880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99111428571" calcext:value-type="float">
            <text:p>38.25991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30059354839" calcext:value-type="float">
            <text:p>39.1430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1393548387" calcext:value-type="float">
            <text:p>40.407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476" calcext:value-type="float">
            <text:p>41.40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106725" calcext:value-type="float">
            <text:p>39.7810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8792" calcext:value-type="float">
            <text:p>39.44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82745806452" calcext:value-type="float">
            <text:p>39.3382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53376" calcext:value-type="float">
            <text:p>40.1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5504" calcext:value-type="float">
            <text:p>41.15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82825806452" calcext:value-type="float">
            <text:p>41.688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8056774193" calcext:value-type="float">
            <text:p>39.23680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80972903226" calcext:value-type="float">
            <text:p>38.0180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38094285714" calcext:value-type="float">
            <text:p>37.66380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753575" calcext:value-type="float">
            <text:p>38.9575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50152258065" calcext:value-type="float">
            <text:p>41.40501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65504" calcext:value-type="float">
            <text:p>43.31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240625" calcext:value-type="float">
            <text:p>42.1124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05752" calcext:value-type="float">
            <text:p>40.06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84851612903" calcext:value-type="float">
            <text:p>41.588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082625" calcext:value-type="float">
            <text:p>40.9008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61272" calcext:value-type="float">
            <text:p>39.01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2473" calcext:value-type="float">
            <text:p>37.3124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956" calcext:value-type="float">
            <text:p>35.8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92725" calcext:value-type="float">
            <text:p>36.3749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086625" calcext:value-type="float">
            <text:p>37.4108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3873548387" calcext:value-type="float">
            <text:p>38.5813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0170322581" calcext:value-type="float">
            <text:p>39.8340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73819354839" calcext:value-type="float">
            <text:p>40.627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5832" calcext:value-type="float">
            <text:p>40.6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0045" calcext:value-type="float">
            <text:p>40.4220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77883870968" calcext:value-type="float">
            <text:p>39.577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5448" calcext:value-type="float">
            <text:p>40.0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335625" calcext:value-type="float">
            <text:p>38.2833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22944" calcext:value-type="float">
            <text:p>36.44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000325" calcext:value-type="float">
            <text:p>35.8400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90394482759" calcext:value-type="float">
            <text:p>36.16903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33912258065" calcext:value-type="float">
            <text:p>36.7933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46175" calcext:value-type="float">
            <text:p>38.7464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09950967742" calcext:value-type="float">
            <text:p>41.7109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47558709678" calcext:value-type="float">
            <text:p>40.804755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0980645161" calcext:value-type="float">
            <text:p>40.556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8812903226" calcext:value-type="float">
            <text:p>40.861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41205" calcext:value-type="float">
            <text:p>39.0641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92504" calcext:value-type="float">
            <text:p>36.97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1105" calcext:value-type="float">
            <text:p>35.511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7096" calcext:value-type="float">
            <text:p>35.34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9925" calcext:value-type="float">
            <text:p>36.0365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88651428571" calcext:value-type="float">
            <text:p>36.74886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43655" calcext:value-type="float">
            <text:p>37.2143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251025" calcext:value-type="float">
            <text:p>38.3725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06128" calcext:value-type="float">
            <text:p>40.31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170275" calcext:value-type="float">
            <text:p>39.5317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16952" calcext:value-type="float">
            <text:p>37.59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0795" calcext:value-type="float">
            <text:p>36.840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1507096774" calcext:value-type="float">
            <text:p>37.1181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2823225806" calcext:value-type="float">
            <text:p>38.4292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7584" calcext:value-type="float">
            <text:p>37.4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1968516129" calcext:value-type="float">
            <text:p>36.7419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26485" calcext:value-type="float">
            <text:p>37.1926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4862857143" calcext:value-type="float">
            <text:p>39.1604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108725" calcext:value-type="float">
            <text:p>39.9410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77765" calcext:value-type="float">
            <text:p>42.4077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9344" calcext:value-type="float">
            <text:p>42.2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957" calcext:value-type="float">
            <text:p>40.041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2304" calcext:value-type="float">
            <text:p>39.4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79483870968" calcext:value-type="float">
            <text:p>40.857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26941935484" calcext:value-type="float">
            <text:p>42.572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6916129032" calcext:value-type="float">
            <text:p>43.129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81009032258" calcext:value-type="float">
            <text:p>43.2581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9545806452" calcext:value-type="float">
            <text:p>40.9689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504025" calcext:value-type="float">
            <text:p>39.5650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4264827586" calcext:value-type="float">
            <text:p>42.28742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7255" calcext:value-type="float">
            <text:p>42.807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1987096774" calcext:value-type="float">
            <text:p>42.836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1044" calcext:value-type="float">
            <text:p>43.15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01716129032" calcext:value-type="float">
            <text:p>43.160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03591724138" calcext:value-type="float">
            <text:p>43.89035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2876" calcext:value-type="float">
            <text:p>41.55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39565" calcext:value-type="float">
            <text:p>42.323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43904" calcext:value-type="float">
            <text:p>43.8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95925" calcext:value-type="float">
            <text:p>41.5839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5696" calcext:value-type="float">
            <text:p>38.66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24278709677" calcext:value-type="float">
            <text:p>38.9424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5954285714" calcext:value-type="float">
            <text:p>39.38059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37375" calcext:value-type="float">
            <text:p>41.4713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146225" calcext:value-type="float">
            <text:p>42.9414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25808" calcext:value-type="float">
            <text:p>43.10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363075" calcext:value-type="float">
            <text:p>42.0036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98733793103" calcext:value-type="float">
            <text:p>41.369873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0616774194" calcext:value-type="float">
            <text:p>40.1420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07341935484" calcext:value-type="float">
            <text:p>38.320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80503225806" calcext:value-type="float">
            <text:p>38.478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1498" calcext:value-type="float">
            <text:p>37.131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55548387097" calcext:value-type="float">
            <text:p>36.455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29592258064" calcext:value-type="float">
            <text:p>35.62295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21542857143" calcext:value-type="float">
            <text:p>35.7421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1245" calcext:value-type="float">
            <text:p>36.8101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835075" calcext:value-type="float">
            <text:p>37.8583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0584" calcext:value-type="float">
            <text:p>39.76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4857" calcext:value-type="float">
            <text:p>40.384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2102068966" calcext:value-type="float">
            <text:p>39.62421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0832" calcext:value-type="float">
            <text:p>38.79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7865806452" calcext:value-type="float">
            <text:p>38.4817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64038709677" calcext:value-type="float">
            <text:p>37.226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9109677419" calcext:value-type="float">
            <text:p>36.170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10882580645" calcext:value-type="float">
            <text:p>37.4910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2988571429" calcext:value-type="float">
            <text:p>37.71529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319225" calcext:value-type="float">
            <text:p>37.7331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1987096774" calcext:value-type="float">
            <text:p>37.883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08816" calcext:value-type="float">
            <text:p>39.26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8069" calcext:value-type="float">
            <text:p>40.938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41312" calcext:value-type="float">
            <text:p>40.0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3006896552" calcext:value-type="float">
            <text:p>43.02830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44802580645" calcext:value-type="float">
            <text:p>43.2944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8296" calcext:value-type="float">
            <text:p>42.40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01235" calcext:value-type="float">
            <text:p>39.8501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476" calcext:value-type="float">
            <text:p>37.59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94980645161" calcext:value-type="float">
            <text:p>37.279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0136" calcext:value-type="float">
            <text:p>38.6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40303448276" calcext:value-type="float">
            <text:p>43.4140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6869677419" calcext:value-type="float">
            <text:p>43.1416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53824" calcext:value-type="float">
            <text:p>43.11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52838709677" calcext:value-type="float">
            <text:p>43.505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5189677419" calcext:value-type="float">
            <text:p>44.0835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81984" calcext:value-type="float">
            <text:p>43.54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2056516129" calcext:value-type="float">
            <text:p>43.5420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37691428571" calcext:value-type="float">
            <text:p>40.93376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41430769231" calcext:value-type="float">
            <text:p>38.42414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5054285714" calcext:value-type="float">
            <text:p>38.66050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9804" calcext:value-type="float">
            <text:p>39.5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71776" calcext:value-type="float">
            <text:p>43.202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2624" calcext:value-type="float">
            <text:p>43.5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9406451613" calcext:value-type="float">
            <text:p>43.671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44002580645" calcext:value-type="float">
            <text:p>42.6544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6536774194" calcext:value-type="float">
            <text:p>42.5926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46211612903" calcext:value-type="float">
            <text:p>41.9146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303325" calcext:value-type="float">
            <text:p>41.0330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9992516129" calcext:value-type="float">
            <text:p>39.2199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80624" calcext:value-type="float">
            <text:p>37.88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443" calcext:value-type="float">
            <text:p>36.691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7154285714" calcext:value-type="float">
            <text:p>36.53071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0047483871" calcext:value-type="float">
            <text:p>37.3000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5509677419" calcext:value-type="float">
            <text:p>38.624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5472" calcext:value-type="float">
            <text:p>40.47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88990967742" calcext:value-type="float">
            <text:p>39.4188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1112" calcext:value-type="float">
            <text:p>37.61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49483870968" calcext:value-type="float">
            <text:p>35.904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5648516129" calcext:value-type="float">
            <text:p>35.7056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71208" calcext:value-type="float">
            <text:p>36.24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5073548387" calcext:value-type="float">
            <text:p>36.1125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26016" calcext:value-type="float">
            <text:p>35.24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62552258064" calcext:value-type="float">
            <text:p>36.08625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0271428571" calcext:value-type="float">
            <text:p>36.52102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4913548387" calcext:value-type="float">
            <text:p>36.3654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64648" calcext:value-type="float">
            <text:p>36.58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7672" calcext:value-type="float">
            <text:p>37.02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3063225806" calcext:value-type="float">
            <text:p>36.71630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8369" calcext:value-type="float">
            <text:p>39.5283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9448516129" calcext:value-type="float">
            <text:p>39.4394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56152" calcext:value-type="float">
            <text:p>41.01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72152258065" calcext:value-type="float">
            <text:p>39.95721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35334193548" calcext:value-type="float">
            <text:p>38.3735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24425806452" calcext:value-type="float">
            <text:p>36.872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4548965517" calcext:value-type="float">
            <text:p>36.86545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595075" calcext:value-type="float">
            <text:p>37.7059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21579354839" calcext:value-type="float">
            <text:p>37.6921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71152" calcext:value-type="float">
            <text:p>37.77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3615" calcext:value-type="float">
            <text:p>38.3253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70224" calcext:value-type="float">
            <text:p>37.18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7176774194" calcext:value-type="float">
            <text:p>37.0087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696975" calcext:value-type="float">
            <text:p>37.4769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31656" calcext:value-type="float">
            <text:p>37.72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05677419355" calcext:value-type="float">
            <text:p>37.480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8516129032" calcext:value-type="float">
            <text:p>36.408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65607741935" calcext:value-type="float">
            <text:p>36.73656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978" calcext:value-type="float">
            <text:p>38.30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84345" calcext:value-type="float">
            <text:p>38.5284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97667096774" calcext:value-type="float">
            <text:p>39.3797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7264" calcext:value-type="float">
            <text:p>40.66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7991483871" calcext:value-type="float">
            <text:p>42.9479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4464" calcext:value-type="float">
            <text:p>43.37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925375" calcext:value-type="float">
            <text:p>43.5592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09624" calcext:value-type="float">
            <text:p>43.31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99135483871" calcext:value-type="float">
            <text:p>41.709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0340645161" calcext:value-type="float">
            <text:p>38.9010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79633548387" calcext:value-type="float">
            <text:p>38.6179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90914285714" calcext:value-type="float">
            <text:p>39.5390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98525" calcext:value-type="float">
            <text:p>41.0299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73212903226" calcext:value-type="float">
            <text:p>42.477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16984" calcext:value-type="float">
            <text:p>42.34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6959483871" calcext:value-type="float">
            <text:p>40.7869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1432" calcext:value-type="float">
            <text:p>39.0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431625" calcext:value-type="float">
            <text:p>38.3443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7112727273" calcext:value-type="float">
            <text:p>38.41071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49654193548" calcext:value-type="float">
            <text:p>39.9249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57645" calcext:value-type="float">
            <text:p>40.0257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8846451613" calcext:value-type="float">
            <text:p>37.1278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29855" calcext:value-type="float">
            <text:p>37.6029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7335172414" calcext:value-type="float">
            <text:p>38.24073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46985" calcext:value-type="float">
            <text:p>38.3546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6515" calcext:value-type="float">
            <text:p>39.1216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32121290323" calcext:value-type="float">
            <text:p>40.4732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7852903226" calcext:value-type="float">
            <text:p>39.3317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502875" calcext:value-type="float">
            <text:p>40.2350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967525" calcext:value-type="float">
            <text:p>42.3596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04087272727" calcext:value-type="float">
            <text:p>44.21040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7897142857" calcext:value-type="float">
            <text:p>43.18478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3576" calcext:value-type="float">
            <text:p>40.91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9828571429" calcext:value-type="float">
            <text:p>38.6159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04611612903" calcext:value-type="float">
            <text:p>39.1104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3326451613" calcext:value-type="float">
            <text:p>39.5693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6305" calcext:value-type="float">
            <text:p>41.2396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81525" calcext:value-type="float">
            <text:p>42.7178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16818064516" calcext:value-type="float">
            <text:p>42.7316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120575" calcext:value-type="float">
            <text:p>41.6512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60082580645" calcext:value-type="float">
            <text:p>42.5660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00405" calcext:value-type="float">
            <text:p>40.7100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33155" calcext:value-type="float">
            <text:p>40.2433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22374193548" calcext:value-type="float">
            <text:p>42.482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5244" calcext:value-type="float">
            <text:p>41.1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65803870968" calcext:value-type="float">
            <text:p>39.0565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613875" calcext:value-type="float">
            <text:p>37.6861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1988965517" calcext:value-type="float">
            <text:p>37.48419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666125" calcext:value-type="float">
            <text:p>38.0566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6616774194" calcext:value-type="float">
            <text:p>39.2276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11615483871" calcext:value-type="float">
            <text:p>38.7411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34175" calcext:value-type="float">
            <text:p>37.7863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0147096774" calcext:value-type="float">
            <text:p>39.0780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458525" calcext:value-type="float">
            <text:p>39.7345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630825" calcext:value-type="float">
            <text:p>40.5663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6972903226" calcext:value-type="float">
            <text:p>39.3896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4793" calcext:value-type="float">
            <text:p>36.824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9636129032" calcext:value-type="float">
            <text:p>35.3999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587" calcext:value-type="float">
            <text:p>34.7955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66212413793" calcext:value-type="float">
            <text:p>35.26662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70363636364" calcext:value-type="float">
            <text:p>35.7470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0534193548" calcext:value-type="float">
            <text:p>36.4380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32802580645" calcext:value-type="float">
            <text:p>37.5032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511025" calcext:value-type="float">
            <text:p>40.1251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92149677419" calcext:value-type="float">
            <text:p>40.8892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44215" calcext:value-type="float">
            <text:p>38.4244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717125" calcext:value-type="float">
            <text:p>38.3271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17187096774" calcext:value-type="float">
            <text:p>37.471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93235" calcext:value-type="float">
            <text:p>37.2593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858" calcext:value-type="float">
            <text:p>36.201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1748137931" calcext:value-type="float">
            <text:p>36.74174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974575" calcext:value-type="float">
            <text:p>37.5897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1187096774" calcext:value-type="float">
            <text:p>38.386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425075" calcext:value-type="float">
            <text:p>39.3442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4045" calcext:value-type="float">
            <text:p>39.8124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41646451613" calcext:value-type="float">
            <text:p>41.6541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581" calcext:value-type="float">
            <text:p>41.986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960025" calcext:value-type="float">
            <text:p>41.7596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35878709677" calcext:value-type="float">
            <text:p>40.6035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58625" calcext:value-type="float">
            <text:p>38.2185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13661935484" calcext:value-type="float">
            <text:p>37.2813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58385454545" calcext:value-type="float">
            <text:p>37.985838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46928" calcext:value-type="float">
            <text:p>38.66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17069090909" calcext:value-type="float">
            <text:p>39.24170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4465" calcext:value-type="float">
            <text:p>40.5294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20028387097" calcext:value-type="float">
            <text:p>40.8020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7713" calcext:value-type="float">
            <text:p>41.1377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3803870968" calcext:value-type="float">
            <text:p>40.8853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641" calcext:value-type="float">
            <text:p>39.856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0159" calcext:value-type="float">
            <text:p>38.6101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9624516129" calcext:value-type="float">
            <text:p>37.799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40225" calcext:value-type="float">
            <text:p>37.5084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19233548387" calcext:value-type="float">
            <text:p>36.0119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527475" calcext:value-type="float">
            <text:p>35.3452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72204137931" calcext:value-type="float">
            <text:p>35.35722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084" calcext:value-type="float">
            <text:p>35.9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60215" calcext:value-type="float">
            <text:p>35.9860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5876129032" calcext:value-type="float">
            <text:p>36.2015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46955" calcext:value-type="float">
            <text:p>36.0446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68498064516" calcext:value-type="float">
            <text:p>36.8368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402225" calcext:value-type="float">
            <text:p>36.7540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179" calcext:value-type="float">
            <text:p>37.181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54828387097" calcext:value-type="float">
            <text:p>38.1654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773" calcext:value-type="float">
            <text:p>37.426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16683870968" calcext:value-type="float">
            <text:p>36.331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28575" calcext:value-type="float">
            <text:p>36.5762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9619310345" calcext:value-type="float">
            <text:p>37.46696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2638" calcext:value-type="float">
            <text:p>38.63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426575" calcext:value-type="float">
            <text:p>39.4642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05230967742" calcext:value-type="float">
            <text:p>40.2205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95125" calcext:value-type="float">
            <text:p>42.2819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37891612903" calcext:value-type="float">
            <text:p>41.3537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551725" calcext:value-type="float">
            <text:p>41.0955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232175" calcext:value-type="float">
            <text:p>39.9123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7132903226" calcext:value-type="float">
            <text:p>40.6607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410575" calcext:value-type="float">
            <text:p>38.1841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1070967742" calcext:value-type="float">
            <text:p>35.749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52647272727" calcext:value-type="float">
            <text:p>35.56526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9419862069" calcext:value-type="float">
            <text:p>35.84941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30449032258" calcext:value-type="float">
            <text:p>36.3330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3535" calcext:value-type="float">
            <text:p>37.8803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1427096774" calcext:value-type="float">
            <text:p>39.7211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76455" calcext:value-type="float">
            <text:p>40.5976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02678709677" calcext:value-type="float">
            <text:p>40.7102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36925" calcext:value-type="float">
            <text:p>40.973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653625" calcext:value-type="float">
            <text:p>40.8665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87925" calcext:value-type="float">
            <text:p>40.5628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5488" calcext:value-type="float">
            <text:p>41.1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45569032258" calcext:value-type="float">
            <text:p>38.5245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476125" calcext:value-type="float">
            <text:p>38.0947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93432" calcext:value-type="float">
            <text:p>38.83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98681142857" calcext:value-type="float">
            <text:p>40.1798681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242375" calcext:value-type="float">
            <text:p>42.2524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9372" calcext:value-type="float">
            <text:p>42.2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206825" calcext:value-type="float">
            <text:p>40.9320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93099354839" calcext:value-type="float">
            <text:p>39.2893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961775" calcext:value-type="float">
            <text:p>38.0896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7083636364" calcext:value-type="float">
            <text:p>38.83770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87925" calcext:value-type="float">
            <text:p>39.0388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158275" calcext:value-type="float">
            <text:p>38.5715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5669677419" calcext:value-type="float">
            <text:p>38.3715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15125" calcext:value-type="float">
            <text:p>38.1671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22736" calcext:value-type="float">
            <text:p>39.2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8705454546" calcext:value-type="float">
            <text:p>41.797870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58345" calcext:value-type="float">
            <text:p>44.3958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17025" calcext:value-type="float">
            <text:p>45.1771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727175" calcext:value-type="float">
            <text:p>45.2272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21945" calcext:value-type="float">
            <text:p>45.7521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79672727273" calcext:value-type="float">
            <text:p>45.1579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66850909091" calcext:value-type="float">
            <text:p>44.666685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6732" calcext:value-type="float">
            <text:p>43.9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390925" calcext:value-type="float">
            <text:p>41.1839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43235" calcext:value-type="float">
            <text:p>39.1643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973" calcext:value-type="float">
            <text:p>38.645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77968" calcext:value-type="float">
            <text:p>38.6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29687272727" calcext:value-type="float">
            <text:p>39.29296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3725" calcext:value-type="float">
            <text:p>40.699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3458" calcext:value-type="float">
            <text:p>41.383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94698181818" calcext:value-type="float">
            <text:p>41.33946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8355" calcext:value-type="float">
            <text:p>40.9748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683725" calcext:value-type="float">
            <text:p>40.2268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69125" calcext:value-type="float">
            <text:p>40.066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2877419355" calcext:value-type="float">
            <text:p>41.336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949275" calcext:value-type="float">
            <text:p>40.8994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7016774194" calcext:value-type="float">
            <text:p>40.3097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72275" calcext:value-type="float">
            <text:p>40.4537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19125517241" calcext:value-type="float">
            <text:p>41.55191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579025" calcext:value-type="float">
            <text:p>41.7557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323475" calcext:value-type="float">
            <text:p>41.8832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06190967742" calcext:value-type="float">
            <text:p>41.7506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89375" calcext:value-type="float">
            <text:p>40.6788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0525" calcext:value-type="float">
            <text:p>41.187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902075" calcext:value-type="float">
            <text:p>43.2190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74965" calcext:value-type="float">
            <text:p>43.9774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6615483871" calcext:value-type="float">
            <text:p>42.606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57445" calcext:value-type="float">
            <text:p>39.8657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25489032258" calcext:value-type="float">
            <text:p>39.2225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2005" calcext:value-type="float">
            <text:p>38.902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3208" calcext:value-type="float">
            <text:p>40.5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28125" calcext:value-type="float">
            <text:p>41.552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2225" calcext:value-type="float">
            <text:p>42.928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53184516129" calcext:value-type="float">
            <text:p>43.5853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36225" calcext:value-type="float">
            <text:p>43.2843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9509677419" calcext:value-type="float">
            <text:p>41.443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220475" calcext:value-type="float">
            <text:p>41.2622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53895" calcext:value-type="float">
            <text:p>40.8353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70361290323" calcext:value-type="float">
            <text:p>39.827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4034" calcext:value-type="float">
            <text:p>39.134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15334193548" calcext:value-type="float">
            <text:p>37.6115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082125" calcext:value-type="float">
            <text:p>37.0508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8571034483" calcext:value-type="float">
            <text:p>37.63985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938825" calcext:value-type="float">
            <text:p>38.5393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16925" calcext:value-type="float">
            <text:p>40.211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4103225807" calcext:value-type="float">
            <text:p>42.882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977025" calcext:value-type="float">
            <text:p>43.1197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484125" calcext:value-type="float">
            <text:p>42.5448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76395" calcext:value-type="float">
            <text:p>43.5976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5076129032" calcext:value-type="float">
            <text:p>42.4195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241625" calcext:value-type="float">
            <text:p>42.1924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32255483871" calcext:value-type="float">
            <text:p>39.2532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949125" calcext:value-type="float">
            <text:p>37.8394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88016551724" calcext:value-type="float">
            <text:p>37.91880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8843" calcext:value-type="float">
            <text:p>38.7488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237075" calcext:value-type="float">
            <text:p>39.5423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7383225806" calcext:value-type="float">
            <text:p>40.9347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392775" calcext:value-type="float">
            <text:p>42.0939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55254193548" calcext:value-type="float">
            <text:p>40.5955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994275" calcext:value-type="float">
            <text:p>40.6899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89075" calcext:value-type="float">
            <text:p>41.4168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7339354839" calcext:value-type="float">
            <text:p>43.0627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21134545455" calcext:value-type="float">
            <text:p>42.40211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77003870968" calcext:value-type="float">
            <text:p>40.3977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2925" calcext:value-type="float">
            <text:p>40.059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24449655173" calcext:value-type="float">
            <text:p>40.162444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76855" calcext:value-type="float">
            <text:p>40.9176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0075" calcext:value-type="float">
            <text:p>41.0778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7212903226" calcext:value-type="float">
            <text:p>41.486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04035" calcext:value-type="float">
            <text:p>42.0904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15179354839" calcext:value-type="float">
            <text:p>40.1915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590775" calcext:value-type="float">
            <text:p>38.8859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573975" calcext:value-type="float">
            <text:p>39.0657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4353548387" calcext:value-type="float">
            <text:p>39.7274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687175" calcext:value-type="float">
            <text:p>38.2168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2593548387" calcext:value-type="float">
            <text:p>36.795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215225" calcext:value-type="float">
            <text:p>37.0321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9828" calcext:value-type="float">
            <text:p>37.73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50455" calcext:value-type="float">
            <text:p>38.8450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137425" calcext:value-type="float">
            <text:p>39.9513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1713548387" calcext:value-type="float">
            <text:p>41.8061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754375" calcext:value-type="float">
            <text:p>41.3075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10781935484" calcext:value-type="float">
            <text:p>40.3110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620575" calcext:value-type="float">
            <text:p>39.7462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26165" calcext:value-type="float">
            <text:p>39.2226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72118709678" calcext:value-type="float">
            <text:p>38.357211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574525" calcext:value-type="float">
            <text:p>37.5857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70926451613" calcext:value-type="float">
            <text:p>36.8870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1795" calcext:value-type="float">
            <text:p>37.221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51911724138" calcext:value-type="float">
            <text:p>38.35519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36575" calcext:value-type="float">
            <text:p>39.5023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2418" calcext:value-type="float">
            <text:p>40.682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453075" calcext:value-type="float">
            <text:p>41.5845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8564" calcext:value-type="float">
            <text:p>41.0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05870967742" calcext:value-type="float">
            <text:p>39.970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3545" calcext:value-type="float">
            <text:p>39.793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7583" calcext:value-type="float">
            <text:p>40.097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38890322581" calcext:value-type="float">
            <text:p>40.333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665075" calcext:value-type="float">
            <text:p>39.4966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11726451613" calcext:value-type="float">
            <text:p>39.0511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0675862069" calcext:value-type="float">
            <text:p>39.040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29325" calcext:value-type="float">
            <text:p>40.0652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36285" calcext:value-type="float">
            <text:p>41.2236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56875" calcext:value-type="float">
            <text:p>42.2695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70265" calcext:value-type="float">
            <text:p>44.0270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612736" calcext:value-type="float">
            <text:p>42.74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26775" calcext:value-type="float">
            <text:p>43.2902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1070967742" calcext:value-type="float">
            <text:p>41.845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91505" calcext:value-type="float">
            <text:p>41.2091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7239483871" calcext:value-type="float">
            <text:p>39.2172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58775" calcext:value-type="float">
            <text:p>39.405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9644137931" calcext:value-type="float">
            <text:p>40.16696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579" calcext:value-type="float">
            <text:p>41.208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32085" calcext:value-type="float">
            <text:p>41.6732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3037419355" calcext:value-type="float">
            <text:p>41.8453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5854" calcext:value-type="float">
            <text:p>42.26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2343225806" calcext:value-type="float">
            <text:p>42.6172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606975" calcext:value-type="float">
            <text:p>41.7060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454225" calcext:value-type="float">
            <text:p>40.9145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0113548387" calcext:value-type="float">
            <text:p>39.7640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8614" calcext:value-type="float">
            <text:p>37.678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52361290323" calcext:value-type="float">
            <text:p>36.855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3953" calcext:value-type="float">
            <text:p>37.723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28544" calcext:value-type="float">
            <text:p>38.3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85635" calcext:value-type="float">
            <text:p>38.7985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877025" calcext:value-type="float">
            <text:p>38.9287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1300645161" calcext:value-type="float">
            <text:p>37.7641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36055" calcext:value-type="float">
            <text:p>38.7536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10967741935" calcext:value-type="float">
            <text:p>39.5010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59815" calcext:value-type="float">
            <text:p>39.4759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984775" calcext:value-type="float">
            <text:p>39.9298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72381935484" calcext:value-type="float">
            <text:p>40.0672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405925" calcext:value-type="float">
            <text:p>38.5740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62921290323" calcext:value-type="float">
            <text:p>38.4462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3023" calcext:value-type="float">
            <text:p>37.903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77699310345" calcext:value-type="float">
            <text:p>38.59776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4025" calcext:value-type="float">
            <text:p>39.82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075" calcext:value-type="float">
            <text:p>40.98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17447741936" calcext:value-type="float">
            <text:p>43.1617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51445" calcext:value-type="float">
            <text:p>42.6851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49287741935" calcext:value-type="float">
            <text:p>41.20492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549275" calcext:value-type="float">
            <text:p>39.3754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835525" calcext:value-type="float">
            <text:p>39.4183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1313548387" calcext:value-type="float">
            <text:p>38.8191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47021176471" calcext:value-type="float">
            <text:p>38.114702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7863225806" calcext:value-type="float">
            <text:p>38.27078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20225" calcext:value-type="float">
            <text:p>38.1942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05699310345" calcext:value-type="float">
            <text:p>38.14056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4495" calcext:value-type="float">
            <text:p>38.6484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358275" calcext:value-type="float">
            <text:p>39.3335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968475" calcext:value-type="float">
            <text:p>40.1496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128125" calcext:value-type="float">
            <text:p>40.7312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14260645161" calcext:value-type="float">
            <text:p>39.7514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739875" calcext:value-type="float">
            <text:p>40.1473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1405" calcext:value-type="float">
            <text:p>41.5101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22802580645" calcext:value-type="float">
            <text:p>40.9322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27575" calcext:value-type="float">
            <text:p>39.9252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61664516129" calcext:value-type="float">
            <text:p>37.416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1972" calcext:value-type="float">
            <text:p>36.35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39075862069" calcext:value-type="float">
            <text:p>36.9139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361625" calcext:value-type="float">
            <text:p>36.5536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28875" calcext:value-type="float">
            <text:p>36.9812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90775" calcext:value-type="float">
            <text:p>38.339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46007272727" calcext:value-type="float">
            <text:p>38.63460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026675" calcext:value-type="float">
            <text:p>38.7102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17192727273" calcext:value-type="float">
            <text:p>38.601719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2567272727" calcext:value-type="float">
            <text:p>37.91425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2404" calcext:value-type="float">
            <text:p>37.52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73927272727" calcext:value-type="float">
            <text:p>38.3673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937325" calcext:value-type="float">
            <text:p>38.4193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6495" calcext:value-type="float">
            <text:p>37.9626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6712" calcext:value-type="float">
            <text:p>37.52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78290909091" calcext:value-type="float">
            <text:p>37.8178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8538181818" calcext:value-type="float">
            <text:p>38.56985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5406451613" calcext:value-type="float">
            <text:p>38.566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68021818182" calcext:value-type="float">
            <text:p>38.30680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9063225806" calcext:value-type="float">
            <text:p>38.46890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3214545455" calcext:value-type="float">
            <text:p>38.224321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70312727273" calcext:value-type="float">
            <text:p>38.17703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558725" calcext:value-type="float">
            <text:p>37.8455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16530909091" calcext:value-type="float">
            <text:p>37.17165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4021" calcext:value-type="float">
            <text:p>36.744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30072727273" calcext:value-type="float">
            <text:p>37.22300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68064" calcext:value-type="float">
            <text:p>37.23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36370909091" calcext:value-type="float">
            <text:p>39.58363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29595" calcext:value-type="float">
            <text:p>40.4429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60349090909" calcext:value-type="float">
            <text:p>39.32603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8126451613" calcext:value-type="float">
            <text:p>38.8378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6479" calcext:value-type="float">
            <text:p>39.646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61225" calcext:value-type="float">
            <text:p>39.9506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99058064516" calcext:value-type="float">
            <text:p>39.189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6995" calcext:value-type="float">
            <text:p>38.7436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46729411765" calcext:value-type="float">
            <text:p>38.284672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1724" calcext:value-type="float">
            <text:p>38.43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7084137931" calcext:value-type="float">
            <text:p>38.2870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60875" calcext:value-type="float">
            <text:p>39.1606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6287" calcext:value-type="float">
            <text:p>40.396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933725" calcext:value-type="float">
            <text:p>41.1793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63395" calcext:value-type="float">
            <text:p>40.8163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4913548387" calcext:value-type="float">
            <text:p>39.0324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811375" calcext:value-type="float">
            <text:p>38.2481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9594" calcext:value-type="float">
            <text:p>37.899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56661818182" calcext:value-type="float">
            <text:p>37.34566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8366451613" calcext:value-type="float">
            <text:p>37.1248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18775" calcext:value-type="float">
            <text:p>38.0781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5715862069" calcext:value-type="float">
            <text:p>38.41657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7543" calcext:value-type="float">
            <text:p>39.7775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91775" calcext:value-type="float">
            <text:p>40.8709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70975" calcext:value-type="float">
            <text:p>42.6357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8052" calcext:value-type="float">
            <text:p>43.0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78895483871" calcext:value-type="float">
            <text:p>41.5178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15685" calcext:value-type="float">
            <text:p>39.9815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544275" calcext:value-type="float">
            <text:p>38.9754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4296" calcext:value-type="float">
            <text:p>40.2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38951428571" calcext:value-type="float">
            <text:p>38.89389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681" calcext:value-type="float">
            <text:p>37.97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45095" calcext:value-type="float">
            <text:p>37.6045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5084" calcext:value-type="float">
            <text:p>37.37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57625" calcext:value-type="float">
            <text:p>38.485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62985" calcext:value-type="float">
            <text:p>39.7262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078" calcext:value-type="float">
            <text:p>40.5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879375" calcext:value-type="float">
            <text:p>39.8787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12771612903" calcext:value-type="float">
            <text:p>38.7812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86506666667" calcext:value-type="float">
            <text:p>38.81865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4673548387" calcext:value-type="float">
            <text:p>39.9834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3883636364" calcext:value-type="float">
            <text:p>38.18238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96007741936" calcext:value-type="float">
            <text:p>38.1996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77115" calcext:value-type="float">
            <text:p>38.0777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8993103448" calcext:value-type="float">
            <text:p>38.5818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25175" calcext:value-type="float">
            <text:p>38.9712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04868571429" calcext:value-type="float">
            <text:p>39.6004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57462857143" calcext:value-type="float">
            <text:p>39.33574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7033" calcext:value-type="float">
            <text:p>39.5070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73531428571" calcext:value-type="float">
            <text:p>38.36735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37668571429" calcext:value-type="float">
            <text:p>39.17376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90816" calcext:value-type="float">
            <text:p>38.8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2284" calcext:value-type="float">
            <text:p>40.3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6968" calcext:value-type="float">
            <text:p>40.2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90617142857" calcext:value-type="float">
            <text:p>39.51906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652" calcext:value-type="float">
            <text:p>40.01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66057142857" calcext:value-type="float">
            <text:p>41.9666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39622857143" calcext:value-type="float">
            <text:p>41.06396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46537142857" calcext:value-type="float">
            <text:p>40.06465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118" calcext:value-type="float">
            <text:p>39.425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88731428571" calcext:value-type="float">
            <text:p>39.09887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5405714286" calcext:value-type="float">
            <text:p>40.19354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2365714286" calcext:value-type="float">
            <text:p>40.80923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6191" calcext:value-type="float">
            <text:p>42.676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26731428571" calcext:value-type="float">
            <text:p>42.83267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13702857143" calcext:value-type="float">
            <text:p>41.6613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3805714286" calcext:value-type="float">
            <text:p>41.96138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85291428572" calcext:value-type="float">
            <text:p>40.918529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139" calcext:value-type="float">
            <text:p>41.1171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76971428572" calcext:value-type="float">
            <text:p>40.3576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58457142857" calcext:value-type="float">
            <text:p>39.6958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98685714286" calcext:value-type="float">
            <text:p>39.7698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6801" calcext:value-type="float">
            <text:p>39.9368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36502857143" calcext:value-type="float">
            <text:p>40.8536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91253333333" calcext:value-type="float">
            <text:p>41.93912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41954285714" calcext:value-type="float">
            <text:p>41.51419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27188571429" calcext:value-type="float">
            <text:p>39.9327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7874285714" calcext:value-type="float">
            <text:p>38.63078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844" calcext:value-type="float">
            <text:p>39.5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9634285714" calcext:value-type="float">
            <text:p>40.03896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9758" calcext:value-type="float">
            <text:p>38.44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42768" calcext:value-type="float">
            <text:p>37.11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3565714286" calcext:value-type="float">
            <text:p>36.4353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75988571428" calcext:value-type="float">
            <text:p>37.067598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41462857143" calcext:value-type="float">
            <text:p>37.96414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686" calcext:value-type="float">
            <text:p>38.37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26902857143" calcext:value-type="float">
            <text:p>36.98269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92662857143" calcext:value-type="float">
            <text:p>37.01926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21554285714" calcext:value-type="float">
            <text:p>36.62215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9536" calcext:value-type="float">
            <text:p>36.66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86525714286" calcext:value-type="float">
            <text:p>36.89865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4594285714" calcext:value-type="float">
            <text:p>37.91145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2365714286" calcext:value-type="float">
            <text:p>37.38023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49645714286" calcext:value-type="float">
            <text:p>35.58496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93131428571" calcext:value-type="float">
            <text:p>34.99931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9716" calcext:value-type="float">
            <text:p>35.31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47828571429" calcext:value-type="float">
            <text:p>36.634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18777142857" calcext:value-type="float">
            <text:p>36.14187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0045714286" calcext:value-type="float">
            <text:p>36.66700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70788571429" calcext:value-type="float">
            <text:p>36.71707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71931428571" calcext:value-type="float">
            <text:p>37.08719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67862857143" calcext:value-type="float">
            <text:p>36.2267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42182857143" calcext:value-type="float">
            <text:p>36.25421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0525714286" calcext:value-type="float">
            <text:p>35.14605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13348571429" calcext:value-type="float">
            <text:p>37.24133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0636" calcext:value-type="float">
            <text:p>40.1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04342857143" calcext:value-type="float">
            <text:p>37.2204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77028571429" calcext:value-type="float">
            <text:p>37.1377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9988571429" calcext:value-type="float">
            <text:p>37.98199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75737142857" calcext:value-type="float">
            <text:p>36.75757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6332" calcext:value-type="float">
            <text:p>36.94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08548571429" calcext:value-type="float">
            <text:p>37.21085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6228" calcext:value-type="float">
            <text:p>38.14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9524" calcext:value-type="float">
            <text:p>37.33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29257142857" calcext:value-type="float">
            <text:p>39.1929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5085714286" calcext:value-type="float">
            <text:p>39.175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84971428571" calcext:value-type="float">
            <text:p>39.1384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06" calcext:value-type="float">
            <text:p>40.3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92457142857" calcext:value-type="float">
            <text:p>40.2292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71428571429" calcext:value-type="float">
            <text:p>40.277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54457142857" calcext:value-type="float">
            <text:p>40.3054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45942857143" calcext:value-type="float">
            <text:p>40.0245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68925714286" calcext:value-type="float">
            <text:p>38.05689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1384" calcext:value-type="float">
            <text:p>38.2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09097142857" calcext:value-type="float">
            <text:p>37.54090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82468571428" calcext:value-type="float">
            <text:p>36.918246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17097142857" calcext:value-type="float">
            <text:p>36.32170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67805714286" calcext:value-type="float">
            <text:p>35.63678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21897142857" calcext:value-type="float">
            <text:p>36.35218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38112" calcext:value-type="float">
            <text:p>37.50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42182857143" calcext:value-type="float">
            <text:p>36.25421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8194285714" calcext:value-type="float">
            <text:p>36.60081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7934" calcext:value-type="float">
            <text:p>36.047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44102857143" calcext:value-type="float">
            <text:p>35.50441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57632" calcext:value-type="float">
            <text:p>35.59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84982857143" calcext:value-type="float">
            <text:p>36.2084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04182857143" calcext:value-type="float">
            <text:p>36.33041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37485714286" calcext:value-type="float">
            <text:p>36.5237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36651428571" calcext:value-type="float">
            <text:p>37.05366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62182857143" calcext:value-type="float">
            <text:p>37.01621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07497142857" calcext:value-type="float">
            <text:p>36.26074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3725714286" calcext:value-type="float">
            <text:p>35.80137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00617142857" calcext:value-type="float">
            <text:p>36.09006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89177142857" calcext:value-type="float">
            <text:p>35.31891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30742857143" calcext:value-type="float">
            <text:p>35.483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61552" calcext:value-type="float">
            <text:p>36.44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9824" calcext:value-type="float">
            <text:p>38.4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19565714286" calcext:value-type="float">
            <text:p>39.7119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99771428571" calcext:value-type="float">
            <text:p>39.5499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54491428571" calcext:value-type="float">
            <text:p>39.13544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28502857143" calcext:value-type="float">
            <text:p>38.2628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43428571429" calcext:value-type="float">
            <text:p>36.924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31542857143" calcext:value-type="float">
            <text:p>36.1231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00274285714" calcext:value-type="float">
            <text:p>36.36002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47771428571" calcext:value-type="float">
            <text:p>36.0447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51428571429" calcext:value-type="float">
            <text:p>35.705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0925714286" calcext:value-type="float">
            <text:p>36.60909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1024" calcext:value-type="float">
            <text:p>36.55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8812" calcext:value-type="float">
            <text:p>36.4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16468571429" calcext:value-type="float">
            <text:p>37.45164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70297142857" calcext:value-type="float">
            <text:p>36.97702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77188571429" calcext:value-type="float">
            <text:p>38.0277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84811428571" calcext:value-type="float">
            <text:p>38.24848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71691428571" calcext:value-type="float">
            <text:p>37.65716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3608" calcext:value-type="float">
            <text:p>37.5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98765714286" calcext:value-type="float">
            <text:p>38.30987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90831653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946" calcext:value-type="float">
            <text:p>37.667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742" meta:object-count="0"/>
    <meta:user-defined meta:name="AppVersion">3.0</meta:user-defined>
  </office:meta>
</office:document-meta>
</file>